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2632" calcext:value-type="float">
            <text:p>87.3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99648" calcext:value-type="float">
            <text:p>87.0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6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7944" calcext:value-type="float">
            <text:p>85.6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7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09103161301</text:p>
          </table:table-cell>
          <table:table-cell office:value-type="string" calcext:value-type="string">
            <text:p>16N 52W 22DCC:G-12631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